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2_12-18-16_000.jpg</text:p>
          </table:table-cell>
          <table:table-cell table:style-name="ce19" office:value-type="string">
            <text:p>:m 飲酒 / 感想 / セロリ焼酎＋しょうが焼酎 || :m :lets / action activity / やること / 焼酎に炭を入れてみる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2]=&quot;&quot;;[.C2];CONCATENATE([.C2];&quot; / &quot;;[.E2]))" office:value-type="string" office:string-value=":m 飲酒 / 感想 / セロリ焼酎＋しょうが焼酎 || :m :lets / action activity / やること / 焼酎に炭を入れてみる">
            <text:p>:m 飲酒 / 感想 / セロリ焼酎＋しょうが焼酎 || :m :lets / action activity / やること / 焼酎に炭を入れてみ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2_12-20-27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2_14-11-17_000.jpg</text:p>
          </table:table-cell>
          <table:table-cell table:style-name="ce22" office:value-type="string">
            <text:p>:PHOTO 記録 / 作ったもの / 盛り付け方 / チョコレート；ダイス型 / dice-2;large-0;dice-large-1</text:p>
          </table:table-cell>
          <table:table-cell table:style-name="ce3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4]=&quot;&quot;;[.C4];CONCATENATE([.C4];&quot; / &quot;;[.E4]))" office:value-type="string" office:string-value=":PHOTO 記録 / 作ったもの / 盛り付け方 / チョコレート；ダイス型 / dice-2;large-0;dice-large-1">
            <text:p>:PHOTO 記録 / 作ったもの / 盛り付け方 / チョコレート；ダイス型 / dice-2;large-0;dice-large-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2_15-09-02_000.jpg</text:p>
          </table:table-cell>
          <table:table-cell table:style-name="ce22" office:value-type="string">
            <text:p>:m RES 1*1 / free# JVEMV6 37#21.4_57 / 37. miscs of miscs / 21. math&amp;physics / 4. knot-theory / theme=ミッテルマン；もやい；バタフライノット；スペインもやい / N+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5]=&quot;&quot;;[.C5];CONCATENATE([.C5];&quot; / &quot;;[.E5]))" office:value-type="string" office:string-value=":m RES 1*1 / free# JVEMV6 37#21.4_57 / 37. miscs of miscs / 21. math&amp;physics / 4. knot-theory / theme=ミッテルマン；もやい；バタフライノット；スペインもやい / N+">
            <text:p>:m RES 1*1 / free# JVEMV6 37#21.4_57 / 37. miscs of miscs / 21. math&amp;physics / 4. knot-theory / theme=ミッテルマン；もやい；バタフライノット；スペインもやい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2_15-56-15_000.jpg</text:p>
          </table:table-cell>
          <table:table-cell table:style-name="ce22" office:value-type="string">
            <text:p>:m RES 1*1 / free# JVEMV6 37#28_23 / 37. miscs of miscs / 28. anim.dessin / theme=脳：ヒト：側頭葉,notice=~,found=~ / N+ / sketch</text:p>
          </table:table-cell>
          <table:table-cell table:style-name="ce18"/>
          <table:table-cell table:style-name="ce4"/>
          <table:table-cell table:style-name="ce4" office:value-type="string">
            <text:p>N-35-35-28.601074 E-139-34-48.995361</text:p>
          </table:table-cell>
          <table:table-cell table:style-name="ce39" table:formula="of:=IF([.E6]=&quot;&quot;;[.C6];CONCATENATE([.C6];&quot; / &quot;;[.E6]))" office:value-type="string" office:string-value=":m RES 1*1 / free# JVEMV6 37#28_23 / 37. miscs of miscs / 28. anim.dessin / theme=脳：ヒト：側頭葉,notice=~,found=~ / N+ / sketch">
            <text:p>:m RES 1*1 / free# JVEMV6 37#28_23 / 37. miscs of miscs / 28. anim.dessin / theme=脳：ヒト：側頭葉,notice=~,found=~ / N+ / sketch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2_16-10-45_000.jpg</text:p>
          </table:table-cell>
          <table:table-cell table:style-name="ce22" office:value-type="string">
            <text:p>:m RES 1*1 / free# JVEMV6 37#28_23 / 37. miscs of miscs / 28. anim.dessin / theme=脳：ヒト：側頭葉,notice=~,found=~ / N+ / log</text:p>
          </table:table-cell>
          <table:table-cell table:style-name="ce19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9" table:formula="of:=IF([.E7]=&quot;&quot;;[.C7];CONCATENATE([.C7];&quot; / &quot;;[.E7]))" office:value-type="string" office:string-value=":m RES 1*1 / free# JVEMV6 37#28_23 / 37. miscs of miscs / 28. anim.dessin / theme=脳：ヒト：側頭葉,notice=~,found=~ / N+ / log">
            <text:p>:m RES 1*1 / free# JVEMV6 37#28_23 / 37. miscs of miscs / 28. anim.dessin / theme=脳：ヒト：側頭葉,notice=~,found=~ / N+ / log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2_18-09-23_000.jpg</text:p>
          </table:table-cell>
          <table:table-cell table:style-name="ce22" office:value-type="string">
            <text:p>:bookmemo / ページメモ / 『本朝食鑑』 / 著者= / p.27 / 金石火；五味；五季；喪穢；精正；島田髷 / memo-paper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8]=&quot;&quot;;[.C8];CONCATENATE([.C8];&quot; / &quot;;[.E8]))" office:value-type="string" office:string-value=":bookmemo / ページメモ / 『本朝食鑑』 / 著者= / p.27 / 金石火；五味；五季；喪穢；精正；島田髷 / memo-paper">
            <text:p>:bookmemo / ページメモ / 『本朝食鑑』 / 著者= / p.27 / 金石火；五味；五季；喪穢；精正；島田髷 / memo-paper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2_18-11-54_000.jpg</text:p>
          </table:table-cell>
          <table:table-cell table:style-name="ce22" office:value-type="string">
            <text:p>:bookmemo / ページメモ / 『本朝食鑑』 / 著者= / p.27 / 金石火；五味；五季；喪穢；精正；島田髷 / log</text:p>
          </table:table-cell>
          <table:table-cell table:style-name="ce18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9" table:formula="of:=IF([.E9]=&quot;&quot;;[.C9];CONCATENATE([.C9];&quot; / &quot;;[.E9]))" office:value-type="string" office:string-value=":bookmemo / ページメモ / 『本朝食鑑』 / 著者= / p.27 / 金石火；五味；五季；喪穢；精正；島田髷 / log">
            <text:p>:bookmemo / ページメモ / 『本朝食鑑』 / 著者= / p.27 / 金石火；五味；五季；喪穢；精正；島田髷 / log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2_21-05-17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2_23-15-54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2_23-24-34_000.jpg</text:p>
          </table:table-cell>
          <table:table-cell table:style-name="ce1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2_23-33-09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2_23-45-56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3_00-06-12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13_00-28-53_000.jpg</text:p>
          </table:table-cell>
          <table:table-cell table:style-name="ce1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13_00-35-12_000.jpg</text:p>
          </table:table-cell>
          <table:table-cell table:style-name="ce17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13_07-50-40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13_07-53-55_000.jpg</text:p>
          </table:table-cell>
          <table:table-cell table:style-name="ce17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17"/>
          <table:table-cell table:style-name="ce4"/>
          <table:table-cell table:style-name="ce4" office:value-type="string">
            <text:p>N-35-35-28.738403 E-139-34-49.489746</text:p>
          </table:table-cell>
          <table:table-cell table:style-name="ce39" table:formula="of:=IF([.E19]=&quot;&quot;;[.C19];CONCATENATE([.C19];&quot; / &quot;;[.E19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2_13-26-25_000.mp4</text:p>
          </table:table-cell>
          <table:table-cell table:style-name="ce8" office:value-type="string">
            <text:p>:VIDEO / @自室 / 記録 / knoten / 実演,perform / n-2020-0912-1 / knot=mittelmans-knot,for=how-to-tie;explain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12-1 / knot=mittelmans-knot,for=how-to-tie;explain">
            <text:p>:VIDEO / @自室 / 記録 / knoten / 実演,perform / n-2020-0912-1 / knot=mittelmans-knot,for=how-to-tie;explai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2_15-07-00_000.mp4</text:p>
          </table:table-cell>
          <table:table-cell table:style-name="ce8" office:value-type="string">
            <text:p>:VIDEO / @自室 / 記録 / knoten / 実演,perform / n-2020-0912-2 / knot=spanish-knot,for=thoughts;original-usage;idea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knoten / 実演,perform / n-2020-0912-2 / knot=spanish-knot,for=thoughts;original-usage;idea">
            <text:p>:VIDEO / @自室 / 記録 / knoten / 実演,perform / n-2020-0912-2 / knot=spanish-knot,for=thoughts;original-usage;idea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2_18-36-29_000.mid</text:p>
          </table:table-cell>
          <table:table-cell table:style-name="ce8" office:value-type="string">
            <text:p>:in-mid / app=perfect-piano / 演奏、play / id-2020-0912-1 / category=melody,inst=flute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in-mid / app=perfect-piano / 演奏、play / id-2020-0912-1 / category=melody,inst=flute">
            <text:p>:in-mid / app=perfect-piano / 演奏、play / id-2020-0912-1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3_08-42-12_000.mp4</text:p>
          </table:table-cell>
          <table:table-cell table:style-name="ce8" office:value-type="string">
            <text:p>:VIDEO / @自宅 / 体操 / ダンス、dance-original / d-2020-0913-1 / id=11.n;11-1.n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宅 / 体操 / ダンス、dance-original / d-2020-0913-1 / id=11.n;11-1.n">
            <text:p>:VIDEO / @自宅 / 体操 / ダンス、dance-original / d-2020-0913-1 / id=11.n;11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09:3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3T09:38:24.92</dc:date>
    <dc:creator>iwabuchi ken</dc:creator>
    <meta:editing-duration>P25DT8H55M55S</meta:editing-duration>
    <meta:editing-cycles>9625</meta:editing-cycles>
    <meta:document-statistic meta:table-count="1" meta:cell-count="473" meta:object-count="0"/>
  </office:meta>
</office:document-meta>
</file>